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3cm"/>
    </style:style>
    <style:style style:name="gr2" style:family="graphic" style:parent-style-name="standard">
      <style:graphic-properties svg:stroke-width="0.05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153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fill="solid" draw:fill-color="#b3b3b3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19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4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61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08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258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50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648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61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542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draw:fill="none" draw:fill-color="#ffffff" draw:textarea-horizontal-align="left" draw:auto-grow-width="true" fo:min-height="0.713cm" fo:min-width="3.321cm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57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1.59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draw:fill="none" draw:fill-color="#ffffff" draw:textarea-horizontal-align="left" draw:auto-grow-width="true" fo:min-height="0.713cm" fo:min-width="3.96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3.495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svg:stroke-width="0.051cm" draw:fill="solid" draw:fill-color="#b3b3b3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436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501cm" fo:min-width="4.811cm" fo:padding-top="0.15cm" fo:padding-bottom="0.15cm" fo:padding-left="0.275cm" fo:padding-right="0.275cm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78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3.6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3.774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" draw:marker-end="Arrow" draw:fill="none" fo:min-height="0.714cm"/>
    </style:style>
    <style:style style:name="gr32" style:family="graphic" style:parent-style-name="standard">
      <style:graphic-properties draw:stroke="dash" draw:stroke-dash="Fine_20_Dashed" draw:marker-end="Arrow" draw:textarea-horizontal-align="center" draw:textarea-vertical-align="middle"/>
    </style:style>
    <style:style style:name="gr3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3.668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186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3.672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draw:fill="hatch" draw:fill-color="#b3b3b3" draw:fill-hatch-name="Black_20_45_20_Degrees_20_Wide" draw:fill-hatch-solid="true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3.706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3.566cm" fo:padding-top="0.15cm" fo:padding-bottom="0.15cm" fo:padding-left="0.275cm" fo:padding-right="0.275cm"/>
    </style:style>
    <style:style style:name="gr39" style:family="graphic" style:parent-style-name="standard">
      <style:graphic-properties draw:stroke="dash" draw:stroke-dash="Fine_20_Dashed" draw:textarea-horizontal-align="center" draw:textarea-vertical-align="middle"/>
    </style:style>
    <style:style style:name="gr4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501cm" fo:min-width="5.408cm" fo:padding-top="0.15cm" fo:padding-bottom="0.15cm" fo:padding-left="0.275cm" fo:padding-right="0.275cm"/>
    </style:style>
    <style:style style:name="gr41" style:family="graphic" style:parent-style-name="standard">
      <style:graphic-properties draw:stroke="dash" draw:stroke-dash="Fine_20_Dashed" draw:marker-end="Arrow" draw:marker-end-width="0.3cm" draw:fill="hatch" draw:fill-hatch-name="Black_20_45_20_Degrees_20_Wide" draw:textarea-horizontal-align="center" draw:textarea-vertical-align="middle"/>
    </style:style>
    <style:style style:name="gr42" style:family="graphic" style:parent-style-name="standard">
      <style:graphic-properties svg:stroke-width="0.051cm" draw:fill="hatch" draw:fill-color="#b2b2b2" draw:fill-hatch-name="Black_20_45_20_Degrees_20_Wide" draw:fill-hatch-solid="true" draw:textarea-horizontal-align="center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3cm" fo:min-width="2.961cm" fo:padding-top="0.15cm" fo:padding-bottom="0.15cm" fo:padding-left="0.275cm" fo:padding-right="0.275cm"/>
    </style:style>
    <style:style style:name="gr44" style:family="graphic" style:parent-style-name="standard">
      <style:graphic-properties draw:textarea-horizontal-align="justify" draw:textarea-vertical-align="middle" draw:auto-grow-height="false" fo:min-height="6.199cm" fo:min-width="20.826cm"/>
    </style:style>
    <style:style style:name="gr45" style:family="graphic" style:parent-style-name="standard">
      <style:graphic-properties svg:stroke-width="0.051cm" draw:fill="solid" draw:fill-color="#cc99cc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draw:fill="solid" draw:fill-color="#99ffcc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04cm" fo:min-width="1.482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04cm" fo:min-width="4.261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draw:fill="solid" draw:fill-color="#00ccff" draw:textarea-horizontal-align="center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draw:fill="solid" draw:fill-color="#9999ff" draw:textarea-horizontal-align="center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04cm" fo:min-width="4.519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04cm" fo:min-width="7.762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04cm" fo:min-width="4.447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04cm" fo:min-width="6.729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04cm" fo:min-width="4.836cm" fo:padding-top="0.15cm" fo:padding-bottom="0.15cm" fo:padding-left="0.275cm" fo:padding-right="0.275cm"/>
    </style:style>
    <style:style style:name="gr56" style:family="graphic" style:parent-style-name="objectwithoutfill">
      <style:graphic-properties draw:marker-end="Arrow" draw:marker-end-width="0.3cm" draw:fill="none" draw:fill-color="#9933ff" draw:textarea-horizontal-align="center" draw:textarea-vertical-align="middle"/>
    </style:style>
    <style:style style:name="gr57" style:family="graphic" style:parent-style-name="standard">
      <style:graphic-properties svg:stroke-width="0.152cm" draw:marker-start-width="0.527cm" draw:marker-end-width="0.527cm" draw:fill-color="#000000" draw:textarea-horizontal-align="justify" draw:textarea-vertical-align="middle" draw:auto-grow-height="false" fo:min-height="1.717cm" fo:min-width="1.16cm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6e6ff"/>
      <style:paragraph-properties fo:text-align="center"/>
    </style:style>
    <style:style style:name="P4" style:family="paragraph">
      <loext:graphic-properties draw:fill="solid" draw:fill-color="#ffffcc"/>
      <style:paragraph-properties fo:text-align="center"/>
    </style:style>
    <style:style style:name="P5" style:family="paragraph">
      <loext:graphic-properties draw:fill="solid" draw:fill-color="#b3b3b3"/>
      <style:paragraph-properties fo:text-align="center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b3b3b3"/>
      <style:paragraph-properties fo:text-align="center"/>
      <style:text-properties style:font-name="Arial" fo:font-size="18pt" style:letter-kerning="true" style:font-name-asian="SimSun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hatch" draw:fill-color="#b3b3b3" draw:fill-hatch-name="Black_20_45_20_Degrees_20_Wide" draw:fill-hatch-solid="true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hatch" draw:fill-hatch-name="Black_20_45_20_Degrees_20_Wide"/>
      <style:paragraph-properties fo:text-align="center"/>
    </style:style>
    <style:style style:name="P15" style:family="paragraph">
      <loext:graphic-properties draw:fill="hatch" draw:fill-color="#b2b2b2" draw:fill-hatch-name="Black_20_45_20_Degrees_20_Wide" draw:fill-hatch-solid="true"/>
      <style:paragraph-properties fo:text-align="center"/>
    </style:style>
    <style:style style:name="P16" style:family="paragraph">
      <loext:graphic-properties draw:fill="solid" draw:fill-color="#cc99cc"/>
      <style:paragraph-properties fo:text-align="center"/>
    </style:style>
    <style:style style:name="P17" style:family="paragraph">
      <loext:graphic-properties draw:fill="solid" draw:fill-color="#99ffcc"/>
      <style:paragraph-properties fo:text-align="center"/>
    </style:style>
    <style:style style:name="P18" style:family="paragraph">
      <loext:graphic-properties draw:fill="solid" draw:fill-color="#00ccff"/>
      <style:paragraph-properties fo:text-align="center"/>
    </style:style>
    <style:style style:name="P19" style:family="paragraph">
      <loext:graphic-properties draw:fill="solid" draw:fill-color="#9999ff"/>
      <style:paragraph-properties fo:text-align="center"/>
    </style:style>
    <style:style style:name="P20" style:family="paragraph">
      <loext:graphic-properties draw:fill="none" draw:fill-color="#9933ff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style:letter-kerning="true" style:font-name-asian="SimSun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2cm" svg:height="0.963cm" svg:x="46.692cm" svg:y="3.474cm">
          <draw:text-box>
            <text:p text:style-name="P1">Physical Memory</text:p>
          </draw:text-box>
        </draw:frame>
        <draw:rect draw:style-name="gr2" draw:text-style-name="P3" draw:layer="layout" svg:width="7.62cm" svg:height="61.973cm" svg:x="46.692cm" svg:y="4.437cm">
          <text:p/>
        </draw:rect>
        <draw:frame draw:style-name="gr3" draw:text-style-name="P2" draw:layer="layout" svg:width="2.703cm" svg:height="1.013cm" svg:x="54.334cm" svg:y="4.698cm">
          <draw:text-box>
            <text:p>0x03FF</text:p>
          </draw:text-box>
        </draw:frame>
        <draw:rect draw:style-name="gr4" draw:text-style-name="P4" draw:layer="layout" svg:width="7.62cm" svg:height="1.27cm" svg:x="46.692cm" svg:y="4.437cm">
          <text:p text:style-name="P1">Interrupt Vector TaBle</text:p>
        </draw:rect>
        <draw:rect draw:style-name="gr5" draw:text-style-name="P5" draw:layer="layout" svg:width="7.62cm" svg:height="1.27cm" svg:x="46.692cm" svg:y="10.005cm">
          <text:p text:style-name="P1">Stage 1</text:p>
        </draw:rect>
        <draw:frame draw:style-name="gr6" draw:text-style-name="P2" draw:layer="layout" svg:width="2.741cm" svg:height="1.013cm" svg:x="43.893cm" svg:y="9.959cm">
          <draw:text-box>
            <text:p>0x7C00</text:p>
          </draw:text-box>
        </draw:frame>
        <draw:rect draw:style-name="gr4" draw:text-style-name="P4" draw:layer="layout" svg:width="7.62cm" svg:height="1.27cm" svg:x="46.692cm" svg:y="24.542cm">
          <text:p text:style-name="P1">BIOS ROM</text:p>
        </draw:rect>
        <draw:frame draw:style-name="gr7" draw:text-style-name="P2" draw:layer="layout" svg:width="3.02cm" svg:height="1.013cm" svg:x="43.68cm" svg:y="24.164cm">
          <draw:text-box>
            <text:p>0xF0000</text:p>
          </draw:text-box>
        </draw:frame>
        <draw:frame draw:style-name="gr8" draw:text-style-name="P2" draw:layer="layout" svg:width="3.164cm" svg:height="1.013cm" svg:x="54.323cm" svg:y="25.177cm">
          <draw:text-box>
            <text:p>0xFFFFF</text:p>
          </draw:text-box>
        </draw:frame>
        <draw:rect draw:style-name="gr4" draw:text-style-name="P4" draw:layer="layout" svg:width="7.62cm" svg:height="1.27cm" svg:x="46.692cm" svg:y="5.707cm">
          <text:p text:style-name="P1">BIOS Data Area</text:p>
        </draw:rect>
        <draw:frame draw:style-name="gr9" draw:text-style-name="P2" draw:layer="layout" svg:width="2.635cm" svg:height="1.013cm" svg:x="44.152cm" svg:y="4.059cm">
          <draw:text-box>
            <text:p>0x0000</text:p>
          </draw:text-box>
        </draw:frame>
        <draw:frame draw:style-name="gr9" draw:text-style-name="P2" draw:layer="layout" svg:width="2.635cm" svg:height="1.013cm" svg:x="44.008cm" svg:y="5.676cm">
          <draw:text-box>
            <text:p>0x0400</text:p>
          </draw:text-box>
        </draw:frame>
        <draw:frame draw:style-name="gr3" draw:text-style-name="P2" draw:layer="layout" svg:width="2.703cm" svg:height="1.013cm" svg:x="54.32cm" svg:y="5.896cm">
          <draw:text-box>
            <text:p>0x04FF</text:p>
          </draw:text-box>
        </draw:frame>
        <draw:frame draw:style-name="gr10" draw:text-style-name="P2" draw:layer="layout" svg:width="2.808cm" svg:height="1.013cm" svg:x="54.326cm" svg:y="10.277cm">
          <draw:text-box>
            <text:p>0x7DFF</text:p>
          </draw:text-box>
        </draw:frame>
        <draw:rect draw:style-name="gr4" draw:text-style-name="P4" draw:layer="layout" svg:width="7.62cm" svg:height="1.27cm" svg:x="46.692cm" svg:y="18.192cm">
          <text:p text:style-name="P1">VGA Frame Buffer</text:p>
        </draw:rect>
        <draw:frame draw:style-name="gr11" draw:text-style-name="P2" draw:layer="layout" svg:width="3.058cm" svg:height="1.013cm" svg:x="43.664cm" svg:y="17.814cm">
          <draw:text-box>
            <text:p>0xA0000</text:p>
          </draw:text-box>
        </draw:frame>
        <draw:frame draw:style-name="gr12" draw:text-style-name="P2" draw:layer="layout" svg:width="3.198cm" svg:height="1.013cm" svg:x="54.306cm" svg:y="18.827cm">
          <draw:text-box>
            <text:p>0xAFFFF</text:p>
          </draw:text-box>
        </draw:frame>
        <draw:rect draw:style-name="gr4" draw:text-style-name="P4" draw:layer="layout" svg:width="7.62cm" svg:height="1.27cm" svg:x="46.692cm" svg:y="19.462cm">
          <text:p text:style-name="P1">VGA Text Monochrome</text:p>
        </draw:rect>
        <draw:frame draw:style-name="gr11" draw:text-style-name="P2" draw:layer="layout" svg:width="3.058cm" svg:height="1.013cm" svg:x="43.664cm" svg:y="18.827cm">
          <draw:text-box>
            <text:p>0xB0000</text:p>
          </draw:text-box>
        </draw:frame>
        <draw:frame draw:style-name="gr13" draw:text-style-name="P2" draw:layer="layout" svg:width="3.16cm" svg:height="1.013cm" svg:x="54.325cm" svg:y="20.097cm">
          <draw:text-box>
            <text:p>0xB7FFF</text:p>
          </draw:text-box>
        </draw:frame>
        <draw:rect draw:style-name="gr4" draw:text-style-name="P4" draw:layer="layout" svg:width="7.62cm" svg:height="1.27cm" svg:x="46.692cm" svg:y="20.732cm">
          <text:p text:style-name="P1">VGA Text Color </text:p>
        </draw:rect>
        <draw:frame draw:style-name="gr11" draw:text-style-name="P2" draw:layer="layout" svg:width="3.058cm" svg:height="1.013cm" svg:x="43.664cm" svg:y="20.097cm">
          <draw:text-box>
            <text:p>0xB8000</text:p>
          </draw:text-box>
        </draw:frame>
        <draw:frame draw:style-name="gr12" draw:text-style-name="P2" draw:layer="layout" svg:width="3.198cm" svg:height="1.013cm" svg:x="54.306cm" svg:y="21.367cm">
          <draw:text-box>
            <text:p>0xBFFFF</text:p>
          </draw:text-box>
        </draw:frame>
        <draw:rect draw:style-name="gr4" draw:text-style-name="P4" draw:layer="layout" svg:width="7.62cm" svg:height="1.27cm" svg:x="46.692cm" svg:y="22.002cm">
          <text:p text:style-name="P1">Video BIOS ROM</text:p>
        </draw:rect>
        <draw:frame draw:style-name="gr14" draw:text-style-name="P2" draw:layer="layout" svg:width="3.092cm" svg:height="1.013cm" svg:x="43.647cm" svg:y="21.367cm">
          <draw:text-box>
            <text:p>0xC0000</text:p>
          </draw:text-box>
        </draw:frame>
        <draw:frame draw:style-name="gr12" draw:text-style-name="P2" draw:layer="layout" svg:width="3.198cm" svg:height="1.013cm" svg:x="54.308cm" svg:y="22.637cm">
          <draw:text-box>
            <text:p>0xC7FFF</text:p>
          </draw:text-box>
        </draw:frame>
        <draw:rect draw:style-name="gr4" draw:text-style-name="P4" draw:layer="layout" svg:width="7.62cm" svg:height="1.27cm" svg:x="46.692cm" svg:y="23.272cm">
          <text:p text:style-name="P1">Mapped Hardware &amp; Misc.</text:p>
        </draw:rect>
        <draw:frame draw:style-name="gr14" draw:text-style-name="P2" draw:layer="layout" svg:width="3.092cm" svg:height="1.013cm" svg:x="43.647cm" svg:y="22.637cm">
          <draw:text-box>
            <text:p>0xC8000</text:p>
          </draw:text-box>
        </draw:frame>
        <draw:frame draw:style-name="gr12" draw:text-style-name="P2" draw:layer="layout" svg:width="3.198cm" svg:height="1.013cm" svg:x="54.306cm" svg:y="23.907cm">
          <draw:text-box>
            <text:p>0xEFFFF</text:p>
          </draw:text-box>
        </draw:frame>
        <draw:frame draw:style-name="gr15" draw:text-style-name="P2" draw:layer="layout" svg:width="3.871cm" svg:height="1.013cm" svg:x="54.442cm" svg:y="65.775cm">
          <draw:text-box>
            <text:p>0x800 0000</text:p>
          </draw:text-box>
        </draw:frame>
        <draw:custom-shape draw:style-name="gr16" draw:text-style-name="P6" draw:layer="layout" svg:width="1.27cm" svg:height="1.583cm" svg:x="49.886cm" svg:y="16.57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" draw:layer="layout" svg:width="3.126cm" svg:height="1.013cm" svg:x="46.7cm" svg:y="17.146cm">
          <draw:text-box>
            <text:p>0x9FFFF</text:p>
          </draw:text-box>
        </draw:frame>
        <draw:frame draw:style-name="gr18" draw:text-style-name="P7" draw:layer="layout" svg:width="2.14cm" svg:height="1.013cm" svg:x="51.473cm" svg:y="17.109cm">
          <draw:text-box>
            <text:p text:style-name="P1">Stack</text:p>
          </draw:text-box>
        </draw:frame>
        <draw:frame draw:style-name="gr1" draw:text-style-name="P2" draw:layer="layout" svg:width="7.62cm" svg:height="0.963cm" svg:x="26.326cm" svg:y="3.442cm">
          <draw:text-box>
            <text:p text:style-name="P1">Logical Memory</text:p>
          </draw:text-box>
        </draw:frame>
        <draw:rect draw:style-name="gr2" draw:text-style-name="P3" draw:layer="layout" svg:width="7.62cm" svg:height="61.973cm" svg:x="26.326cm" svg:y="4.405cm">
          <text:p/>
        </draw:rect>
        <draw:frame draw:style-name="gr19" draw:text-style-name="P2" draw:layer="layout" svg:width="4.51cm" svg:height="1.013cm" svg:x="34.076cm" svg:y="65.743cm">
          <draw:text-box>
            <text:p>0xFFFF FFFF</text:p>
          </draw:text-box>
        </draw:frame>
        <draw:frame draw:style-name="gr20" draw:text-style-name="P2" draw:layer="layout" svg:width="4.045cm" svg:height="1.013cm" svg:x="22.15cm" svg:y="4.423cm">
          <draw:text-box>
            <text:p>0x00000000</text:p>
          </draw:text-box>
        </draw:frame>
        <draw:rect draw:style-name="gr21" draw:text-style-name="P3" draw:layer="layout" svg:width="5.657cm" svg:height="1.456cm" svg:x="27.191cm" svg:y="67.462cm">
          <text:p text:style-name="P1">Free Memory</text:p>
        </draw:rect>
        <draw:rect draw:style-name="gr22" draw:text-style-name="P8" draw:layer="layout" svg:width="5.657cm" svg:height="0.558cm" svg:x="27.191cm" svg:y="66.852cm">
          <text:p text:style-name="P1">Legend</text:p>
        </draw:rect>
        <draw:rect draw:style-name="gr4" draw:text-style-name="P4" draw:layer="layout" svg:width="5.657cm" svg:height="1.456cm" svg:x="27.191cm" svg:y="68.939cm">
          <text:p text:style-name="P1"><text:span text:style-name="T1">Reserved </text:span></text:p>
        </draw:rect>
        <draw:rect draw:style-name="gr23" draw:text-style-name="P9" draw:layer="layout" svg:width="5.657cm" svg:height="1.456cm" svg:x="27.191cm" svg:y="70.386cm">
          <text:p text:style-name="P1"><text:span text:style-name="T1">Used </text:span></text:p>
        </draw:rect>
        <draw:rect draw:style-name="gr5" draw:text-style-name="P5" draw:layer="layout" svg:width="7.62cm" svg:height="1.366cm" svg:x="46.691cm" svg:y="11.77cm">
          <text:p text:style-name="P1">Stage 2</text:p>
        </draw:rect>
        <draw:frame draw:style-name="gr9" draw:text-style-name="P2" draw:layer="layout" svg:width="2.635cm" svg:height="1.013cm" svg:x="43.997cm" svg:y="11.734cm">
          <draw:text-box>
            <text:p>0x8000</text:p>
          </draw:text-box>
        </draw:frame>
        <draw:frame draw:style-name="gr24" draw:text-style-name="P2" draw:layer="layout" svg:width="2.986cm" svg:height="1.013cm" svg:x="54.363cm" svg:y="12.185cm">
          <draw:text-box>
            <text:p>0x12000</text:p>
          </draw:text-box>
        </draw:frame>
        <draw:frame draw:style-name="gr25" draw:text-style-name="P10" draw:layer="layout" svg:width="5.361cm" svg:height="1.801cm" svg:x="57.054cm" svg:y="11.193cm">
          <draw:text-box>
            <text:p><text:span text:style-name="T2">0x10000 is used as the </text:span></text:p>
            <text:p><text:span text:style-name="T2">Buffer for transferring the </text:span></text:p>
            <text:p><text:span text:style-name="T2">kernel to high memory</text:span></text:p>
          </draw:text-box>
        </draw:frame>
        <draw:line draw:style-name="gr26" draw:text-style-name="P1" draw:layer="layout" svg:x1="57.02cm" svg:y1="12.095cm" svg:x2="54.309cm" svg:y2="12.116cm">
          <text:p/>
        </draw:line>
        <draw:rect draw:style-name="gr5" draw:text-style-name="P5" draw:layer="layout" svg:width="7.62cm" svg:height="7.733cm" svg:x="46.691cm" svg:y="27.47cm">
          <text:p text:style-name="P1">Kernel</text:p>
        </draw:rect>
        <draw:frame draw:style-name="gr27" draw:text-style-name="P2" draw:layer="layout" svg:width="3.338cm" svg:height="1.013cm" svg:x="43.306cm" svg:y="27.012cm">
          <draw:text-box>
            <text:p>0x100000</text:p>
          </draw:text-box>
        </draw:frame>
        <draw:rect draw:style-name="gr5" draw:text-style-name="P5" draw:layer="layout" svg:width="7.62cm" svg:height="2.706cm" svg:x="26.331cm" svg:y="45.928cm">
          <text:p text:style-name="P1">Kernel</text:p>
        </draw:rect>
        <draw:frame draw:style-name="gr28" draw:text-style-name="P2" draw:layer="layout" svg:width="4.15cm" svg:height="1.013cm" svg:x="22.196cm" svg:y="45.535cm">
          <draw:text-box>
            <text:p>0xC0000000</text:p>
          </draw:text-box>
        </draw:frame>
        <draw:frame draw:style-name="gr29" draw:text-style-name="P2" draw:layer="layout" svg:width="4.324cm" svg:height="1.013cm" svg:x="33.914cm" svg:y="47.628cm">
          <draw:text-box>
            <text:p>0xC03FFFFF</text:p>
          </draw:text-box>
        </draw:frame>
        <draw:line draw:style-name="gr30" draw:text-style-name="P1" draw:layer="layout" svg:x1="33.982cm" svg:y1="45.893cm" svg:x2="46.63cm" svg:y2="27.439cm">
          <text:p/>
        </draw:line>
        <draw:line draw:style-name="gr30" draw:text-style-name="P1" draw:layer="layout" svg:x1="28.583cm" svg:y1="73.924cm" svg:x2="31.456cm" svg:y2="73.925cm">
          <text:p/>
        </draw:line>
        <draw:frame draw:style-name="gr31" draw:text-style-name="P11" draw:layer="layout" svg:width="4.265cm" svg:height="0.964cm" svg:x="27.887cm" svg:y="74.078cm">
          <draw:text-box>
            <text:p text:style-name="P1"><text:span text:style-name="T2">Virtual to Physical</text:span></text:p>
          </draw:text-box>
        </draw:frame>
        <draw:rect draw:style-name="gr5" draw:text-style-name="P5" draw:layer="layout" svg:width="7.62cm" svg:height="3.997cm" svg:x="26.3cm" svg:y="4.391cm">
          <text:p text:style-name="P1">Identity Mapped</text:p>
          <text:p text:style-name="P1">Lower Memory</text:p>
        </draw:rect>
        <draw:line draw:style-name="gr30" draw:text-style-name="P1" draw:layer="layout" svg:x1="33.941cm" svg:y1="4.451cm" svg:x2="44.266cm" svg:y2="4.451cm">
          <text:p/>
        </draw:line>
        <draw:line draw:style-name="gr32" draw:text-style-name="P1" draw:layer="layout" svg:x1="33.948cm" svg:y1="8.327cm" svg:x2="46.653cm" svg:y2="33.233cm">
          <text:p/>
        </draw:line>
        <draw:frame draw:style-name="gr33" draw:text-style-name="P2" draw:layer="layout" svg:width="4.218cm" svg:height="1.013cm" svg:x="34.039cm" svg:y="7.358cm">
          <draw:text-box>
            <text:p>0x003FFFFF</text:p>
          </draw:text-box>
        </draw:frame>
        <draw:rect draw:style-name="gr5" draw:text-style-name="P5" draw:layer="layout" svg:width="7.62cm" svg:height="1.27cm" svg:x="46.679cm" svg:y="7.921cm">
          <text:p text:style-name="P1">Page directory and Tables</text:p>
        </draw:rect>
        <draw:frame draw:style-name="gr9" draw:text-style-name="P2" draw:layer="layout" svg:width="2.635cm" svg:height="1.013cm" svg:x="44.038cm" svg:y="7.928cm">
          <draw:text-box>
            <text:p>0x1000</text:p>
          </draw:text-box>
        </draw:frame>
        <draw:frame draw:style-name="gr34" draw:text-style-name="P2" draw:layer="layout" svg:width="2.736cm" svg:height="1.013cm" svg:x="54.359cm" svg:y="8.177cm">
          <draw:text-box>
            <text:p>0x3FFF</text:p>
          </draw:text-box>
        </draw:frame>
        <draw:frame draw:style-name="gr35" draw:text-style-name="P2" draw:layer="layout" svg:width="4.222cm" svg:height="1.013cm" svg:x="22.196cm" svg:y="63.766cm">
          <draw:text-box>
            <text:p>0xFFC00000</text:p>
          </draw:text-box>
        </draw:frame>
        <draw:rect draw:style-name="gr36" draw:text-style-name="P12" draw:layer="layout" svg:width="7.62cm" svg:height="2.284cm" svg:x="26.316cm" svg:y="64.103cm">
          <text:p text:style-name="P1">Page directory and TaBles </text:p>
        </draw:rect>
        <draw:line draw:style-name="gr30" draw:text-style-name="P1" draw:layer="layout" svg:x1="33.964cm" svg:y1="64.091cm" svg:x2="46.688cm" svg:y2="7.914cm">
          <text:p/>
        </draw:line>
        <draw:frame draw:style-name="gr1" draw:text-style-name="P2" draw:layer="layout" svg:width="7.62cm" svg:height="0.963cm" svg:x="6.914cm" svg:y="3.343cm">
          <draw:text-box>
            <text:p text:style-name="P1">Floppy Disk</text:p>
          </draw:text-box>
        </draw:frame>
        <draw:rect draw:style-name="gr2" draw:text-style-name="P3" draw:layer="layout" svg:width="7.62cm" svg:height="61.973cm" svg:x="6.914cm" svg:y="4.306cm">
          <text:p/>
        </draw:rect>
        <draw:frame draw:style-name="gr19" draw:text-style-name="P2" draw:layer="layout" svg:width="4.51cm" svg:height="1.013cm" svg:x="14.568cm" svg:y="65.319cm">
          <draw:text-box>
            <text:p>0x0016 8000</text:p>
          </draw:text-box>
        </draw:frame>
        <draw:rect draw:style-name="gr4" draw:text-style-name="P4" draw:layer="layout" svg:width="7.62cm" svg:height="1.782cm" svg:x="6.911cm" svg:y="64.503cm">
          <text:p text:style-name="P13"><text:span text:style-name="T1">Stage 2</text:span></text:p>
        </draw:rect>
        <draw:frame draw:style-name="gr10" draw:text-style-name="P2" draw:layer="layout" svg:width="2.808cm" svg:height="1.013cm" svg:x="14.573cm" svg:y="4.561cm">
          <draw:text-box>
            <text:p>0x01FF</text:p>
          </draw:text-box>
        </draw:frame>
        <draw:rect draw:style-name="gr4" draw:text-style-name="P4" draw:layer="layout" svg:width="7.62cm" svg:height="58.7cm" svg:x="6.916cm" svg:y="5.772cm">
          <text:p text:style-name="P13"><text:span text:style-name="T1">Ext2 File System</text:span></text:p>
        </draw:rect>
        <draw:frame draw:style-name="gr9" draw:text-style-name="P2" draw:layer="layout" svg:width="2.635cm" svg:height="1.013cm" svg:x="4.108cm" svg:y="5.781cm">
          <draw:text-box>
            <text:p>0x0400</text:p>
          </draw:text-box>
        </draw:frame>
        <draw:frame draw:style-name="gr37" draw:text-style-name="P2" draw:layer="layout" svg:width="4.256cm" svg:height="1.013cm" svg:x="14.569cm" svg:y="63.459cm">
          <draw:text-box>
            <text:p>0x0015DFFF</text:p>
          </draw:text-box>
        </draw:frame>
        <draw:frame draw:style-name="gr38" draw:text-style-name="P2" draw:layer="layout" svg:width="4.116cm" svg:height="1.013cm" svg:x="2.751cm" svg:y="64.491cm">
          <draw:text-box>
            <text:p>0x0015E000</text:p>
          </draw:text-box>
        </draw:frame>
        <draw:rect draw:style-name="gr4" draw:text-style-name="P4" draw:layer="layout" svg:width="7.62cm" svg:height="1.056cm" svg:x="6.923cm" svg:y="4.294cm">
          <text:p text:style-name="P13"><text:span text:style-name="T1">Stage 1</text:span></text:p>
        </draw:rect>
        <draw:frame draw:style-name="gr10" draw:text-style-name="P2" draw:layer="layout" svg:width="2.808cm" svg:height="1.013cm" svg:x="4.082cm" svg:y="4.275cm">
          <draw:text-box>
            <text:p>0x0000</text:p>
          </draw:text-box>
        </draw:frame>
        <draw:line draw:style-name="gr39" draw:text-style-name="P1" draw:layer="layout" svg:x1="46.71cm" svg:y1="33.228cm" svg:x2="54.265cm" svg:y2="33.233cm">
          <text:p/>
        </draw:line>
        <draw:frame draw:style-name="gr33" draw:text-style-name="P2" draw:layer="layout" svg:width="4.218cm" svg:height="1.013cm" svg:x="54.336cm" svg:y="32.126cm">
          <draw:text-box>
            <text:p>0x003FFFFF</text:p>
          </draw:text-box>
        </draw:frame>
        <draw:frame draw:style-name="gr33" draw:text-style-name="P2" draw:layer="layout" svg:width="4.218cm" svg:height="1.013cm" svg:x="54.267cm" svg:y="34.2cm">
          <draw:text-box>
            <text:p>0x004FFFFF</text:p>
          </draw:text-box>
        </draw:frame>
        <draw:line draw:style-name="gr30" draw:text-style-name="P1" draw:layer="layout" svg:x1="33.959cm" svg:y1="48.612cm" svg:x2="46.676cm" svg:y2="35.157cm">
          <text:p/>
        </draw:line>
        <draw:frame draw:style-name="gr40" draw:text-style-name="P10" draw:layer="layout" svg:width="5.958cm" svg:height="1.801cm" svg:x="57.157cm" svg:y="27.399cm">
          <draw:text-box>
            <text:p><text:span text:style-name="T2">Kernel actual size limited By </text:span></text:p>
            <text:p><text:span text:style-name="T2">Static allocation on floppy </text:span></text:p>
            <text:p><text:span text:style-name="T2">(2000 sectors = 1 MB).</text:span></text:p>
          </draw:text-box>
        </draw:frame>
        <draw:line draw:style-name="gr26" draw:text-style-name="P1" draw:layer="layout" svg:x1="60.537cm" svg:y1="29.44cm" svg:x2="57.826cm" svg:y2="29.461cm">
          <text:p/>
        </draw:line>
        <draw:line draw:style-name="gr41" draw:text-style-name="P14" draw:layer="layout" svg:x1="33.985cm" svg:y1="66.344cm" svg:x2="46.693cm" svg:y2="9.202cm">
          <text:p/>
        </draw:line>
        <draw:rect draw:style-name="gr42" draw:text-style-name="P15" draw:layer="layout" svg:width="5.657cm" svg:height="1.456cm" svg:x="27.191cm" svg:y="71.883cm">
          <text:p text:style-name="P1">Segmented</text:p>
        </draw:rect>
        <draw:frame draw:style-name="gr43" draw:text-style-name="P2" draw:layer="layout" svg:width="3.511cm" svg:height="1.013cm" svg:x="54.458cm" svg:y="29.015cm">
          <draw:text-box>
            <text:p>0x1FFFFF</text:p>
          </draw:text-box>
        </draw:frame>
      </draw:page>
      <draw:page draw:name="page2" draw:style-name="dp1" draw:master-page-name="Default">
        <draw:custom-shape draw:style-name="gr44" draw:text-style-name="P13" draw:layer="layout" svg:width="21.326cm" svg:height="6.449cm" svg:x="21.156cm" svg:y="2.191cm">
          <text:p text:style-name="P13"><text:span text:style-name="T1">﻿</text:span><text:span text:style-name="T1">Cr3: 0x000000001000</text:span></text:p>
          <text:p text:style-name="P13"><text:span text:style-name="T1">0x00008000-0x00008FFF -&gt; 0x000000008000-0x000000008FFF</text:span></text:p>
          <text:p text:style-name="P13"><text:span text:style-name="T1">0x0009F000-0x0009FFFF -&gt; 0x00000009F000-0x00000009FFFF</text:span></text:p>
          <text:p text:style-name="P13"><text:span text:style-name="T1">0x000B8000-0x000B9FFF -&gt; 0x0000000B8000-0x0000000B9FFF</text:span></text:p>
          <text:p text:style-name="P13"><text:span text:style-name="T1">0x00100000-0x00100FFF -&gt; 0x000000100000-0x000000100FFF</text:span></text:p>
          <text:p text:style-name="P13"><text:span text:style-name="T1">0xC0000000-0xC03FFFFF -&gt; 0x000000100000-0x0000004FFFFF</text:span></text:p>
          <text:p text:style-name="P13"><text:span text:style-name="T1">0xFFF00000-0xFFF00FFF -&gt; 0x000000002000-0x000000002FFF</text:span></text:p>
          <text:p text:style-name="P13"><text:span text:style-name="T1">0xFFFFF000-0xFFFFFFFF -&gt; 0x000000001000-0x000000001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45" draw:text-style-name="P16" draw:layer="layout" svg:width="4.098cm" svg:height="1.066cm" svg:x="31.337cm" svg:y="14.439cm">
          <text:p text:style-name="P1">0xC0000080</text:p>
        </draw:rect>
        <draw:rect draw:style-name="gr46" draw:text-style-name="P17" draw:layer="layout" svg:width="3.786cm" svg:height="1.066cm" svg:x="24.467cm" svg:y="14.439cm">
          <text:p text:style-name="P1">0x00001000</text:p>
        </draw:rect>
        <draw:frame draw:style-name="gr47" draw:text-style-name="P2" draw:layer="layout" svg:width="2.032cm" svg:height="1.004cm" svg:x="22.149cm" svg:y="14.439cm">
          <draw:text-box>
            <text:p>CR3</text:p>
          </draw:text-box>
        </draw:frame>
        <draw:frame draw:style-name="gr48" draw:text-style-name="P2" draw:layer="layout" svg:width="4.811cm" svg:height="1.004cm" svg:x="35.43cm" svg:y="14.439cm">
          <draw:text-box>
            <text:p>Virtual Address</text:p>
          </draw:text-box>
        </draw:frame>
        <draw:rect draw:style-name="gr46" draw:text-style-name="P17" draw:layer="layout" svg:width="2.848cm" svg:height="1.066cm" svg:x="25.486cm" svg:y="19.26cm">
          <text:p text:style-name="P13"><text:span text:style-name="T1">0x00001</text:span></text:p>
        </draw:rect>
        <draw:rect draw:style-name="gr45" draw:text-style-name="P16" draw:layer="layout" svg:width="2.103cm" svg:height="1.066cm" svg:x="28.389cm" svg:y="19.26cm">
          <text:p text:style-name="P1">0xC00</text:p>
        </draw:rect>
        <draw:rect draw:style-name="gr49" draw:text-style-name="P18" draw:layer="layout" svg:width="4.098cm" svg:height="1.066cm" svg:x="27.088cm" svg:y="23.119cm">
          <text:p text:style-name="P1">0x00002007</text:p>
        </draw:rect>
        <draw:rect draw:style-name="gr49" draw:text-style-name="P18" draw:layer="layout" svg:width="4.098cm" svg:height="1.066cm" svg:x="27.26cm" svg:y="26.608cm">
          <text:p text:style-name="P1">0x00002</text:p>
        </draw:rect>
        <draw:rect draw:style-name="gr45" draw:text-style-name="P16" draw:layer="layout" svg:width="2.199cm" svg:height="1.066cm" svg:x="31.404cm" svg:y="26.61cm">
          <text:p text:style-name="P1">0x000</text:p>
        </draw:rect>
        <draw:rect draw:style-name="gr50" draw:text-style-name="P19" draw:layer="layout" svg:width="4.098cm" svg:height="1.066cm" svg:x="29.38cm" svg:y="34.82cm">
          <text:p text:style-name="P1">0x00100</text:p>
        </draw:rect>
        <draw:rect draw:style-name="gr45" draw:text-style-name="P16" draw:layer="layout" svg:width="4.098cm" svg:height="1.066cm" svg:x="33.492cm" svg:y="34.82cm">
          <text:p text:style-name="P1">0x080</text:p>
        </draw:rect>
        <draw:rect draw:style-name="gr50" draw:text-style-name="P19" draw:layer="layout" svg:width="4.098cm" svg:height="1.066cm" svg:x="29.161cm" svg:y="30.606cm">
          <text:p text:style-name="P1">0x00100003</text:p>
        </draw:rect>
        <draw:frame draw:style-name="gr51" draw:text-style-name="P2" draw:layer="layout" svg:width="5.069cm" svg:height="1.004cm" svg:x="20.512cm" svg:y="19.284cm">
          <draw:text-box>
            <text:p>Address of PDE</text:p>
          </draw:text-box>
        </draw:frame>
        <draw:frame draw:style-name="gr52" draw:text-style-name="P2" draw:layer="layout" svg:width="8.312cm" svg:height="1.004cm" svg:x="18.621cm" svg:y="23.172cm">
          <draw:text-box>
            <text:p>Page Directory Entry (PDE)</text:p>
          </draw:text-box>
        </draw:frame>
        <draw:frame draw:style-name="gr53" draw:text-style-name="P2" draw:layer="layout" svg:width="4.997cm" svg:height="1.004cm" svg:x="22.121cm" svg:y="26.362cm">
          <draw:text-box>
            <text:p>Address of PTE</text:p>
          </draw:text-box>
        </draw:frame>
        <draw:frame draw:style-name="gr54" draw:text-style-name="P2" draw:layer="layout" svg:width="7.279cm" svg:height="1.004cm" svg:x="21.834cm" svg:y="30.669cm">
          <draw:text-box>
            <text:p>Page TaBle Entry (PTE)</text:p>
          </draw:text-box>
        </draw:frame>
        <draw:frame draw:style-name="gr55" draw:text-style-name="P2" draw:layer="layout" svg:width="5.386cm" svg:height="1.004cm" svg:x="24.156cm" svg:y="34.82cm">
          <draw:text-box>
            <text:p>Physical Address</text:p>
          </draw:text-box>
        </draw:frame>
        <draw:line draw:style-name="gr56" draw:text-style-name="P20" draw:layer="layout" svg:x1="26.183cm" svg:y1="15.504cm" svg:x2="26.223cm" svg:y2="19.366cm">
          <text:p text:style-name="P1">(31-12)</text:p>
        </draw:line>
        <draw:line draw:style-name="gr56" draw:text-style-name="P20" draw:layer="layout" svg:x1="31.326cm" svg:y1="15.484cm" svg:x2="29.212cm" svg:y2="19.265cm">
          <text:p text:style-name="P1">(31-22)</text:p>
        </draw:line>
        <draw:line draw:style-name="gr56" draw:text-style-name="P20" draw:layer="layout" svg:x1="32.098cm" svg:y1="17.964cm" svg:x2="30.472cm" svg:y2="19.326cm">
          <text:p text:style-name="P1">00</text:p>
        </draw:line>
        <draw:custom-shape draw:style-name="gr57" draw:text-style-name="P21" draw:layer="layout" svg:width="3.618cm" svg:height="2.419cm" svg:x="26.492cm" svg:y="20.501cm">
          <text:p text:style-name="P1">TLB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6" draw:text-style-name="P20" draw:layer="layout" svg:x1="29.476cm" svg:y1="24.144cm" svg:x2="29.435cm" svg:y2="26.685cm">
          <text:p text:style-name="P1">(31-12)</text:p>
        </draw:line>
        <draw:line draw:style-name="gr56" draw:text-style-name="P20" draw:layer="layout" svg:x1="32.441cm" svg:y1="15.466cm" svg:x2="32.584cm" svg:y2="26.557cm">
          <text:p text:style-name="P1">(21-12)</text:p>
        </draw:line>
        <draw:custom-shape draw:style-name="gr57" draw:text-style-name="P21" draw:layer="layout" svg:width="3.618cm" svg:height="2.419cm" svg:x="29.511cm" svg:y="27.758cm">
          <text:p text:style-name="P1">TLB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6" draw:text-style-name="P20" draw:layer="layout" svg:x1="31.356cm" svg:y1="31.668cm" svg:x2="31.287cm" svg:y2="34.824cm">
          <text:p text:style-name="P1">(31-12)</text:p>
        </draw:line>
        <draw:line draw:style-name="gr56" draw:text-style-name="P20" draw:layer="layout" svg:x1="34.766cm" svg:y1="15.541cm" svg:x2="35.088cm" svg:y2="34.801cm">
          <text:p text:style-name="P1">(00 - 11)</text:p>
        </draw:line>
        <draw:line draw:style-name="gr56" draw:text-style-name="P20" draw:layer="layout" svg:x1="34.443cm" svg:y1="24.825cm" svg:x2="33.56cm" svg:y2="26.606cm">
          <text:p text:style-name="P1">00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5-21T18:35:17.63</meta:creation-date>
    <dc:date>2015-10-07T11:53:01.123652000</dc:date>
    <meta:editing-duration>PT9H37M21S</meta:editing-duration>
    <meta:editing-cycles>41</meta:editing-cycles>
    <meta:generator>LibreOffice/4.4.4.3$MacOSX_X86_64 LibreOffice_project/2c39ebcf046445232b798108aa8a7e7d89552ea8</meta:generator>
    <meta:document-statistic meta:object-count="112"/>
  </office:meta>
</office:document-meta>
</file>